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355cm" draw:marker-end="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svg:stroke-width="0.05cm" draw:marker-start-width="0.355cm" draw:marker-end="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svg:stroke-color="#000000" draw:marker-start="Arrow" draw:marker-start-width="0.2cm" draw:marker-end="" draw:marker-end-width="0.275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="Arrow" draw:marker-start-width="0.275cm" draw:marker-end-width="0.35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="Arrow" draw:marker-start-width="0.2cm" draw:marker-end-width="0.355cm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cm" svg:y1="7cm" svg:x2="15cm" svg:y2="7cm">
          <text:p/>
        </draw:line>
        <draw:line draw:style-name="gr1" draw:text-style-name="P1" draw:layer="layout" svg:x1="5cm" svg:y1="7cm" svg:x2="5cm" svg:y2="1cm">
          <text:p/>
        </draw:line>
        <draw:line draw:style-name="gr1" draw:text-style-name="P1" draw:layer="layout" svg:x1="5cm" svg:y1="7cm" svg:x2="1cm" svg:y2="11cm">
          <text:p/>
        </draw:line>
        <draw:line draw:style-name="gr2" draw:text-style-name="P1" draw:layer="arrows" svg:x1="5cm" svg:y1="7cm" svg:x2="9.9cm" svg:y2="9.1cm">
          <text:p/>
        </draw:line>
        <draw:line draw:style-name="gr2" draw:text-style-name="P1" draw:layer="arrows" svg:x1="5cm" svg:y1="7cm" svg:x2="9.9cm" svg:y2="3.5cm">
          <text:p/>
        </draw:line>
        <draw:line draw:style-name="gr3" draw:text-style-name="P1" draw:layer="arrows" svg:x1="9.9cm" svg:y1="9.1cm" svg:x2="9.9cm" svg:y2="3.5cm">
          <text:p/>
        </draw:line>
        <draw:line draw:style-name="gr3" draw:text-style-name="P1" draw:layer="arrows" svg:x1="2.9cm" svg:y1="9.1cm" svg:x2="9.9cm" svg:y2="9.1cm">
          <text:p/>
        </draw:line>
        <draw:line draw:style-name="gr3" draw:text-style-name="P1" draw:layer="arrows" svg:x1="12cm" svg:y1="7cm" svg:x2="9.9cm" svg:y2="9.1cm">
          <text:p/>
        </draw:line>
        <draw:frame draw:style-name="gr4" draw:text-style-name="P2" draw:layer="layout" svg:width="0.82cm" svg:height="0.962cm" svg:x="1.18cm" svg:y="9.338cm">
          <draw:text-box>
            <text:p>x</text:p>
          </draw:text-box>
        </draw:frame>
        <draw:frame draw:style-name="gr4" draw:text-style-name="P2" draw:layer="layout" svg:width="0.82cm" svg:height="0.962cm" svg:x="13.9cm" svg:y="6.038cm">
          <draw:text-box>
            <text:p>y</text:p>
          </draw:text-box>
        </draw:frame>
        <draw:frame draw:style-name="gr4" draw:text-style-name="P2" draw:layer="layout" svg:width="0.82cm" svg:height="0.962cm" svg:x="1.18cm" svg:y="9.338cm">
          <draw:text-box>
            <text:p>x</text:p>
          </draw:text-box>
        </draw:frame>
        <draw:frame draw:style-name="gr4" draw:text-style-name="P2" draw:layer="layout" svg:width="0.82cm" svg:height="0.962cm" svg:x="4.2cm" svg:y="1cm">
          <draw:text-box>
            <text:p>z</text:p>
          </draw:text-box>
        </draw:frame>
        <draw:ellipse draw:style-name="gr5" draw:text-style-name="P3" draw:layer="layout" svg:width="5.3cm" svg:height="1.8cm" svg:x="1.7cm" svg:y="6.2cm" draw:kind="arc" draw:start-angle="262.33" draw:end-angle="324.57">
          <text:p/>
        </draw:ellipse>
        <draw:ellipse draw:style-name="gr6" draw:text-style-name="P3" draw:layer="layout" svg:width="2.7cm" svg:height="4.6cm" svg:x="4.2cm" svg:y="4.7cm" draw:kind="arc" draw:start-angle="339.93" draw:end-angle="31.24">
          <text:p/>
        </draw:ellipse>
        <draw:ellipse draw:style-name="gr7" draw:text-style-name="P3" draw:layer="arrows" svg:width="0.9cm" svg:height="0.8cm" svg:x="7.7cm" svg:y="4.4cm" draw:kind="arc" draw:start-angle="96.58" draw:end-angle="20.98">
          <text:p/>
        </draw:ellipse>
        <draw:frame draw:style-name="gr4" draw:text-style-name="P2" draw:layer="arrows" svg:width="0.913cm" svg:height="0.962cm" svg:x="4.8cm" svg:y="7.7cm">
          <draw:text-box>
            <text:p><text:span text:style-name="T1">φ</text:span></text:p>
          </draw:text-box>
        </draw:frame>
        <draw:frame draw:style-name="gr4" draw:text-style-name="P2" draw:layer="arrows" svg:width="0.955cm" svg:height="0.962cm" svg:x="7.3cm" svg:y="5cm">
          <draw:text-box>
            <text:p><text:span text:style-name="T1">ψ</text:span></text:p>
          </draw:text-box>
        </draw:frame>
        <draw:frame draw:style-name="gr4" draw:text-style-name="P2" draw:layer="arrows" svg:width="0.853cm" svg:height="0.962cm" svg:x="6.787cm" svg:y="6.1cm">
          <draw:text-box>
            <text:p><text:span text:style-name="T1">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rrow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09:41:57.036000000</meta:creation-date>
    <meta:generator>LibreOffice/5.1.5.2$Windows_x86 LibreOffice_project/7a864d8825610a8c07cfc3bc01dd4fce6a9447e5</meta:generator>
    <dc:date>2018-10-16T11:03:54.756000000</dc:date>
    <meta:editing-duration>PT1H1M24S</meta:editing-duration>
    <meta:editing-cycles>4</meta:editing-cycles>
    <meta:document-statistic meta:object-count="18"/>
  </office:meta>
</office:document-meta>
</file>